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5.784cm"/>
    </style:style>
    <style:style style:name="gr7" style:family="graphic" style:parent-style-name="standard">
      <style:graphic-properties draw:stroke="none" svg:stroke-color="#000000" draw:fill="none" draw:fill-color="#ffffff" fo:min-height="1.36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6.649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3.1cm" svg:height="17.2cm" svg:x="5.3cm" svg:y="8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1.4cm" svg:y="9.7cm">
          <draw:text-box>
            <text:p>スプリント1</text:p>
          </draw:text-box>
        </draw:frame>
        <draw:line draw:style-name="gr3" draw:text-style-name="P1" draw:layer="layout" svg:x1="11.9cm" svg:y1="31.6cm" svg:x2="11.9cm" svg:y2="33cm">
          <text:p/>
        </draw:line>
        <draw:line draw:style-name="gr4" draw:text-style-name="P1" draw:layer="layout" svg:x1="11.9cm" svg:y1="30.2cm" svg:x2="11.9cm" svg:y2="31.7cm">
          <text:p/>
        </draw:line>
        <draw:custom-shape draw:style-name="gr5" draw:text-style-name="P4" xml:id="id12" draw:id="id12" draw:layer="layout" svg:width="2.6cm" svg:height="1.2cm" svg:x="5cm" svg:y="27.5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5cm" svg:height="2.5cm" svg:x="9.1cm" svg:y="1cm">
          <text:p text:style-name="P5"><text:span text:style-name="T1">・チームメンバーを決める</text:span></text:p>
          <text:p text:style-name="P5"><text:span text:style-name="T1">・スクラムマスターを決める</text:span></text:p>
          <text:p text:style-name="P5"><text:span text:style-name="T1">・その他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5.8cm" svg:y="1.75cm">
          <draw:text-box>
            <text:p>キックオフ</text:p>
          </draw:text-box>
        </draw:frame>
        <draw:custom-shape draw:style-name="gr6" draw:text-style-name="P6" xml:id="id1" draw:id="id1" draw:layer="layout" svg:width="6.284cm" svg:height="2.5cm" svg:x="9.1cm" svg:y="4.599cm">
          <text:p text:style-name="P5"><text:span text:style-name="T1">・要求定義 </text:span><text:span text:style-name="T1">(</text:span><text:span text:style-name="T1">要求仕様書の作成</text:span><text:span text:style-name="T1">)</text:span></text:p>
          <text:p text:style-name="P5"><text:span text:style-name="T1">・全体設計 </text:span><text:span text:style-name="T1">(</text:span><text:span text:style-name="T1">全体仕様書の作成</text:span><text:span text:style-name="T1">)</text:span></text:p>
          <text:p text:style-name="P5"><text:span text:style-name="T1">・プロダクトバックログの作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1cm" svg:height="1.25cm" svg:x="3.2cm" svg:y="5.449cm">
          <draw:text-box>
            <text:p>リリースプランニング</text:p>
          </draw:text-box>
        </draw:frame>
        <draw:connector draw:style-name="gr3" draw:text-style-name="P1" draw:layer="layout" draw:type="lines" svg:x1="11.85cm" svg:y1="3.6cm" svg:x2="11.85cm" svg:y2="4.399cm" svg:d="M11850 3600v501 298" svg:viewBox="0 0 1 800">
          <text:p/>
        </draw:connector>
        <draw:frame draw:style-name="gr7" draw:text-style-name="P2" draw:layer="layout" svg:width="5.4cm" svg:height="1.615cm" svg:x="6.4cm" svg:y="9.05cm">
          <draw:text-box>
            <text:p>スプリント</text:p>
            <text:p>プランニング</text:p>
          </draw:text-box>
        </draw:frame>
        <draw:custom-shape draw:style-name="gr8" draw:text-style-name="P6" xml:id="id3" draw:id="id3" draw:layer="layout" svg:width="7.149cm" svg:height="2.5cm" svg:x="10.4cm" svg:y="8.4cm">
          <text:p text:style-name="P5"><text:span text:style-name="T1">・全体仕様書の見直し</text:span></text:p>
          <text:p text:style-name="P5"><text:span text:style-name="T1">・プロダクトバックログアイテムの選択</text:span></text:p>
          <text:p text:style-name="P5"><text:span text:style-name="T1">・詳細設計 </text:span><text:span text:style-name="T1">(</text:span><text:span text:style-name="T1">詳細仕様書の作成</text:span><text:span text:style-name="T1">)</text:span></text:p>
          <text:p text:style-name="P5"><text:span text:style-name="T1">・スプリントバックログの作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5.4cm" svg:height="1.615cm" svg:x="5.6cm" svg:y="12.45cm">
          <draw:text-box>
            <text:p>デイリースクラム</text:p>
            <text:p>ミーティング</text:p>
          </draw:text-box>
        </draw:frame>
        <draw:custom-shape draw:style-name="gr5" draw:text-style-name="P6" xml:id="id4" draw:id="id4" draw:layer="layout" svg:width="5.5cm" svg:height="2.5cm" svg:x="10.4cm" svg:y="11.8cm">
          <text:p text:style-name="P5"><text:span text:style-name="T1">・現状報告</text:span></text:p>
          <text:p text:style-name="P5"><text:span text:style-name="T1">・スコープ確認</text:span></text:p>
          <text:p text:style-name="P5"><text:span text:style-name="T1">・スケジュール確認</text:span></text:p>
          <text:p text:style-name="P5"><text:span text:style-name="T1">・作業内容確認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1.25cm" svg:x="7.3cm" svg:y="15.849cm">
          <draw:text-box>
            <text:p>開発作業</text:p>
          </draw:text-box>
        </draw:frame>
        <draw:custom-shape draw:style-name="gr5" draw:text-style-name="P6" xml:id="id5" draw:id="id5" draw:layer="layout" svg:width="5.5cm" svg:height="2.5cm" svg:x="10.4cm" svg:y="15.2cm">
          <text:p text:style-name="P5"><text:span text:style-name="T1">・コーディング</text:span></text:p>
          <text:p text:style-name="P5"><text:span text:style-name="T1">・テスト</text:span></text:p>
          <text:p text:style-name="P5"><text:span text:style-name="T1">・ドキュメント作成</text:span></text:p>
          <text:p text:style-name="P5"><text:span text:style-name="T1">・リポジトリ更新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8" draw:id="id8" draw:layer="layout" svg:width="5.5cm" svg:height="1.4cm" svg:x="10.4cm" svg:y="18.7cm">
          <text:p text:style-name="P3"><text:span text:style-name="T2">スプリントレビュ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6" draw:id="id6" draw:layer="layout" svg:width="5.5cm" svg:height="1.4cm" svg:x="10.399cm" svg:y="20.899cm">
          <text:p text:style-name="P3"><text:span text:style-name="T2">レトロスペクティ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7" draw:id="id7" draw:layer="layout" svg:width="5.5cm" svg:height="1.4cm" svg:x="10.398cm" svg:y="23.198cm">
          <text:p text:style-name="P3"><text:span text:style-name="T2">リリー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242cm" svg:y1="7.099cm" svg:x2="11.85cm" svg:y2="8.1cm" draw:start-shape="id1" draw:start-glue-point="2" draw:end-shape="id2" draw:end-glue-point="0" svg:d="M12242 7099v501h-392v500" svg:viewBox="0 0 393 1002">
          <text:p/>
        </draw:connector>
        <draw:connector draw:style-name="gr3" draw:text-style-name="P1" draw:layer="layout" svg:x1="13.974cm" svg:y1="10.9cm" svg:x2="13.15cm" svg:y2="11.8cm" draw:start-shape="id3" draw:start-glue-point="2" draw:end-shape="id4" draw:end-glue-point="0" svg:d="M13974 10900v450h-824v450" svg:viewBox="0 0 825 901">
          <text:p/>
        </draw:connector>
        <draw:connector draw:style-name="gr3" draw:text-style-name="P1" draw:layer="layout" svg:x1="13.15cm" svg:y1="14.3cm" svg:x2="13.15cm" svg:y2="15.2cm" draw:start-shape="id4" draw:start-glue-point="2" draw:end-shape="id5" draw:end-glue-point="0" svg:d="M13150 14300v900" svg:viewBox="0 0 1 901">
          <text:p/>
        </draw:connector>
        <draw:connector draw:style-name="gr3" draw:text-style-name="P1" draw:layer="layout" svg:x1="13.149cm" svg:y1="22.299cm" svg:x2="13.148cm" svg:y2="23.198cm" draw:start-shape="id6" draw:start-glue-point="2" draw:end-shape="id7" draw:end-glue-point="0" svg:d="M13149 22299v450h-1v449" svg:viewBox="0 0 2 900">
          <text:p/>
        </draw:connector>
        <draw:connector draw:style-name="gr3" draw:text-style-name="P1" draw:layer="layout" svg:x1="13.15cm" svg:y1="17.7cm" svg:x2="13.15cm" svg:y2="18.7cm" draw:start-shape="id5" draw:start-glue-point="2" draw:end-shape="id8" draw:end-glue-point="0" svg:d="M13150 17700v1000" svg:viewBox="0 0 1 1001">
          <text:p/>
        </draw:connector>
        <draw:connector draw:style-name="gr3" draw:text-style-name="P1" draw:layer="layout" svg:x1="13.15cm" svg:y1="20.1cm" svg:x2="13.149cm" svg:y2="20.899cm" draw:start-shape="id8" draw:start-glue-point="2" draw:end-shape="id6" draw:end-glue-point="0" svg:d="M13150 20100v400h-1v399" svg:viewBox="0 0 2 800">
          <text:p/>
        </draw:connector>
        <draw:connector draw:style-name="gr3" draw:text-style-name="P1" draw:layer="layout" svg:x1="15.9cm" svg:y1="16.45cm" svg:x2="15.9cm" svg:y2="13.05cm" draw:start-shape="id5" draw:start-glue-point="1" draw:end-shape="id4" draw:end-glue-point="1" svg:d="M15900 16450h501v-3400h-501" svg:viewBox="0 0 502 3401">
          <text:p/>
        </draw:connector>
        <draw:custom-shape draw:style-name="gr5" draw:text-style-name="P7" xml:id="id9" draw:id="id9" draw:layer="layout" svg:width="5.5cm" svg:height="1.4cm" svg:x="9.1cm" svg:y="27.4cm">
          <text:p text:style-name="P3"><text:span text:style-name="T2">スプリント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0" draw:id="id10" draw:layer="layout" svg:width="5.5cm" svg:height="1.4cm" svg:x="9.1cm" svg:y="33cm">
          <text:p text:style-name="P3"><text:span text:style-name="T2">スプリント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25.3cm" svg:x2="11.85cm" svg:y2="27.4cm" draw:start-shape="id2" draw:start-glue-point="2" draw:end-shape="id9" draw:end-glue-point="0" svg:d="M11850 25300v2100" svg:viewBox="0 0 1 2101">
          <text:p/>
        </draw:connector>
        <draw:custom-shape draw:style-name="gr5" draw:text-style-name="P7" xml:id="id11" draw:id="id11" draw:layer="layout" svg:width="5.5cm" svg:height="1.4cm" svg:x="9.1cm" svg:y="35.8cm">
          <text:p text:style-name="P3"><text:span text:style-name="T2">クロージン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852cm" svg:y1="28.8cm" svg:x2="11.852cm" svg:y2="30.2cm">
          <text:p/>
        </draw:line>
        <draw:connector draw:style-name="gr3" draw:text-style-name="P1" draw:layer="layout" svg:x1="11.85cm" svg:y1="34.4cm" svg:x2="11.85cm" svg:y2="35.8cm" draw:start-shape="id10" draw:start-glue-point="2" draw:end-shape="id11" draw:end-glue-point="0" svg:d="M11850 34400v1400" svg:viewBox="0 0 1 1401">
          <text:p/>
        </draw:connector>
        <draw:connector draw:style-name="gr3" draw:text-style-name="P1" draw:layer="layout" svg:x1="11.85cm" svg:y1="25.3cm" svg:x2="6.3cm" svg:y2="27.5cm" draw:start-shape="id2" draw:start-glue-point="2" draw:end-shape="id12" draw:end-glue-point="0" svg:d="M11850 25300v1100h-5550v1100" svg:viewBox="0 0 5551 2201">
          <text:p/>
        </draw:connector>
        <draw:custom-shape draw:style-name="gr10" draw:text-style-name="P4" xml:id="id14" draw:id="id14" draw:layer="layout" svg:width="2.6cm" svg:height="1.2cm" svg:x="5cm" svg:y="35.8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2.6cm" svg:height="1.2cm" svg:x="5cm" svg:y="30.7cm">
          <text:p text:style-name="P3"><text:span text:style-name="T1">運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5cm" svg:x1="11.85cm" svg:y1="28.8cm" svg:x2="6.3cm" svg:y2="30.7cm" draw:start-shape="id9" draw:start-glue-point="2" draw:end-shape="id13" draw:end-glue-point="0" svg:d="M11850 28800v500h-5550v1400" svg:viewBox="0 0 5551 1901">
          <text:p/>
        </draw:connector>
        <draw:connector draw:style-name="gr3" draw:text-style-name="P1" draw:layer="layout" draw:line-skew="-0.2cm" svg:x1="11.85cm" svg:y1="34.4cm" svg:x2="6.3cm" svg:y2="35.8cm" draw:start-shape="id10" draw:start-glue-point="2" draw:end-shape="id14" draw:end-glue-point="0" svg:d="M11850 34400v500h-5550v900" svg:viewBox="0 0 55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11-03T14:27:45</meta:creation-date>
    <dc:date>2019-02-05T10:01:50.826584167</dc:date>
    <meta:editing-duration>PT42M20S</meta:editing-duration>
    <meta:editing-cycles>18</meta:editing-cycles>
    <meta:generator>LibreOffice/6.0.7.3$Linux_X86_64 LibreOffice_project/00m0$Build-3</meta:generator>
    <meta:document-statistic meta:object-count="37"/>
  </office:meta>
</office:document-meta>
</file>